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214bf4" officeooo:paragraph-rsid="00214bf4"/>
    </style:style>
    <style:style style:name="P8" style:family="paragraph" style:parent-style-name="Standard">
      <style:text-properties officeooo:rsid="00170a54" officeooo:paragraph-rsid="00170a54"/>
    </style:style>
    <style:style style:name="P9" style:family="paragraph" style:parent-style-name="Standard">
      <style:text-properties officeooo:rsid="0027699d" officeooo:paragraph-rsid="0027699d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, <text:s/>Large Data, Optimisation</text:p>
      <text:p text:style-name="P6">https://github.com/Rielk/AdventOfCode22</text:p>
      <text:p text:style-name="P7">Dec 2022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  <text:p text:style-name="P3">https://github.com/Rielk/Swinging-Nao-Robot</text:p>
      <text:p text:style-name="P9">Oct 2018-Apr 201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7T16:42:23.120000000</dc:date>
    <meta:editing-duration>PT9H59M48S</meta:editing-duration>
    <meta:editing-cycles>1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0" meta:word-count="188" meta:character-count="1355" meta:non-whitespace-character-count="1189"/>
  </office:meta>
</office:document-meta>
</file>